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1736" calcext:value-type="float">
            <text:p>109.90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556" calcext:value-type="float">
            <text:p>109.2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48306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9856" calcext:value-type="float">
            <text:p>106.2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